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adornments="Normal"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rsid="00b92688" officeooo:paragraph-rsid="00b92688"/>
    </style:style>
    <style:style style:name="P2" style:family="paragraph" style:parent-style-name="Text_20_body">
      <style:paragraph-properties fo:text-align="justify" style:justify-single-word="false"/>
      <style:text-properties officeooo:rsid="00b92688" officeooo:paragraph-rsid="00b92688"/>
    </style:style>
    <style:style style:name="P3" style:family="paragraph" style:parent-style-name="Standard">
      <style:paragraph-properties style:line-height-at-least="0.503cm"/>
      <style:text-properties fo:color="#cccccc" loext:opacity="100%" style:font-name="Consolas2" fo:font-size="10.5pt" fo:font-weight="normal" fo:background-color="#1f1f1f"/>
    </style:style>
    <style:style style:name="P4" style:family="paragraph" style:parent-style-name="Standard">
      <style:paragraph-properties fo:text-align="justify" style:justify-single-word="false"/>
      <style:text-properties fo:color="#cccccc" loext:opacity="100%" style:font-name="Consolas2" fo:font-size="10.5pt" fo:font-weight="normal" officeooo:rsid="00b92688" officeooo:paragraph-rsid="00b92688" fo:background-color="#1f1f1f"/>
    </style:style>
    <style:style style:name="P5" style:family="paragraph" style:parent-style-name="Standard">
      <style:paragraph-properties fo:text-align="justify" style:justify-single-word="false"/>
      <style:text-properties fo:color="#cccccc" loext:opacity="100%" style:font-name="Consolas2" fo:font-size="10.5pt" fo:font-weight="normal" officeooo:rsid="00beb484" officeooo:paragraph-rsid="00beb484" fo:background-color="#1f1f1f"/>
    </style:style>
    <style:style style:name="P6" style:family="paragraph" style:parent-style-name="Text_20_body">
      <style:paragraph-properties fo:text-align="justify" style:justify-single-word="false"/>
      <style:text-properties officeooo:rsid="00beb484" officeooo:paragraph-rsid="00beb484"/>
    </style:style>
    <style:style style:name="P7" style:family="paragraph" style:parent-style-name="Quotations">
      <style:text-properties style:font-name="Consolas2" fo:font-size="10.5pt" fo:font-weight="normal"/>
    </style:style>
    <style:style style:name="P8" style:family="paragraph" style:parent-style-name="Standard">
      <style:text-properties fo:color="#cccccc" loext:opacity="100%" style:font-name="Consolas2" fo:font-size="10.5pt" fo:font-weight="normal" officeooo:rsid="00c3ea64" officeooo:paragraph-rsid="00c3ea64" fo:background-color="#1f1f1f"/>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text-properties officeooo:rsid="00c3ea64" officeooo:paragraph-rsid="00c3ea64"/>
    </style:style>
    <style:style style:name="P12" style:family="paragraph" style:parent-style-name="Text_20_body">
      <style:paragraph-properties fo:text-align="justify" style:justify-single-word="false"/>
      <style:text-properties officeooo:rsid="00c3ea64" officeooo:paragraph-rsid="00c3ea64"/>
    </style:style>
    <style:style style:name="P13" style:family="paragraph" style:parent-style-name="Text_20_body">
      <style:text-properties officeooo:paragraph-rsid="00c3ea64"/>
    </style:style>
    <style:style style:name="T1" style:family="text">
      <style:text-properties officeooo:rsid="00ba733b"/>
    </style:style>
    <style:style style:name="T2" style:family="text">
      <style:text-properties officeooo:rsid="00bc59c6"/>
    </style:style>
    <style:style style:name="T3" style:family="text">
      <style:text-properties fo:color="#808080" loext:opacity="100%"/>
    </style:style>
    <style:style style:name="T4" style:family="text">
      <style:text-properties fo:color="#569cd6" loext:opacity="100%"/>
    </style:style>
    <style:style style:name="T5" style:family="text">
      <style:text-properties fo:color="#569cd6" loext:opacity="100%" style:font-name="Consolas2" fo:font-size="10.5pt" fo:font-weight="normal" fo:background-color="#1f1f1f" loext:char-shading-value="0"/>
    </style:style>
    <style:style style:name="T6" style:family="text">
      <style:text-properties fo:color="#cccccc" loext:opacity="100%" style:font-name="Consolas2" fo:font-size="10.5pt" fo:font-weight="normal" fo:background-color="#1f1f1f" loext:char-shading-value="0"/>
    </style:style>
    <style:style style:name="T7" style:family="text">
      <style:text-properties fo:color="#9cdcfe" loext:opacity="100%"/>
    </style:style>
    <style:style style:name="T8" style:family="text">
      <style:text-properties fo:color="#9cdcfe" loext:opacity="100%" style:font-name="Consolas2" fo:font-size="10.5pt" fo:font-weight="normal"/>
    </style:style>
    <style:style style:name="T9" style:family="text">
      <style:text-properties fo:color="#9cdcfe" loext:opacity="100%" style:font-name="Consolas2" fo:font-size="10.5pt" fo:font-weight="normal" fo:background-color="#1f1f1f" loext:char-shading-value="0"/>
    </style:style>
    <style:style style:name="T10" style:family="text">
      <style:text-properties fo:color="#ce9178" loext:opacity="100%"/>
    </style:style>
    <style:style style:name="T11" style:family="text">
      <style:text-properties fo:color="#ce9178" loext:opacity="100%" style:font-name="Consolas2" fo:font-size="10.5pt" fo:font-weight="normal"/>
    </style:style>
    <style:style style:name="T12" style:family="text">
      <style:text-properties fo:color="#ce9178" loext:opacity="100%" style:font-name="Consolas2" fo:font-size="10.5pt" fo:font-weight="normal" fo:background-color="#1f1f1f" loext:char-shading-value="0"/>
    </style:style>
    <style:style style:name="T13" style:family="text">
      <style:text-properties fo:color="#dcdcaa" loext:opacity="100%"/>
    </style:style>
    <style:style style:name="T14" style:family="text">
      <style:text-properties fo:color="#dcdcaa" loext:opacity="100%" style:font-name="Consolas2" fo:font-size="10.5pt" fo:font-weight="normal"/>
    </style:style>
    <style:style style:name="T15" style:family="text">
      <style:text-properties fo:color="#dcdcaa" loext:opacity="100%" style:font-name="Consolas2" fo:font-size="10.5pt" fo:font-weight="normal" fo:background-color="#1f1f1f" loext:char-shading-value="0"/>
    </style:style>
    <style:style style:name="T16" style:family="text">
      <style:text-properties fo:color="#4fc1ff" loext:opacity="100%"/>
    </style:style>
    <style:style style:name="T17" style:family="text">
      <style:text-properties fo:color="#4fc1ff" loext:opacity="100%" style:font-name="Consolas2" fo:font-size="10.5pt" fo:font-weight="normal" fo:background-color="#1f1f1f" loext:char-shading-value="0"/>
    </style:style>
    <style:style style:name="T18" style:family="text">
      <style:text-properties fo:color="#d4d4d4" loext:opacity="100%"/>
    </style:style>
    <style:style style:name="T19" style:family="text">
      <style:text-properties fo:color="#4ec9b0" loext:opacity="100%"/>
    </style:style>
    <style:style style:name="T20" style:family="text">
      <style:text-properties fo:color="#4ec9b0" loext:opacity="100%" style:font-name="Consolas2" fo:font-size="10.5pt" fo:font-weight="normal"/>
    </style:style>
    <style:style style:name="T21" style:family="text">
      <style:text-properties fo:color="#4ec9b0" loext:opacity="100%" style:font-name="Consolas2" fo:font-size="10.5pt" fo:font-weight="normal" fo:background-color="#1f1f1f" loext:char-shading-value="0"/>
    </style:style>
    <style:style style:name="T22" style:family="text">
      <style:text-properties style:font-name="Consolas2" fo:font-size="10.5pt" fo:font-weight="normal"/>
    </style:style>
    <style:style style:name="T23" style:family="text">
      <style:text-properties fo:color="#6a9955" loext:opacity="100%" style:font-name="Consolas2" fo:font-size="10.5pt" fo:font-weight="normal"/>
    </style:style>
    <style:style style:name="T24" style:family="text">
      <style:text-properties fo:color="#c586c0" loext:opacity="100%"/>
    </style:style>
    <style:style style:name="T25" style:family="text">
      <style:text-properties fo:color="#c586c0" loext:opacity="100%" style:font-name="Consolas2" fo:font-size="10.5pt" fo:font-weight="normal"/>
    </style:style>
    <style:style style:name="T26" style:family="text">
      <style:text-properties officeooo:rsid="00c070bc"/>
    </style:style>
    <style:style style:name="T27" style:family="text">
      <style:text-properties officeooo:rsid="00c2052e"/>
    </style:style>
    <style:style style:name="T28" style:family="text">
      <style:text-properties officeooo:rsid="00c3ea6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STING FORMS</text:h>
      <text:p text:style-name="P2">* VIDEO 2: Helpers. Async Data</text:p>
      <text:p text:style-name="P2">- Ayudan cuando nuestro codigo de preueba se vuelve repetitivo y/o cuando podemos ahorrarnos lineas de código.</text:p>
      <text:p text:style-name="P2">** en un test nunca vamos a utilizar if, for, simplemente deben contener nuestro patron de las 3A</text:p>
      <text:p text:style-name="P2">- <text:span text:style-name="T1">Creamos una carpeta llamda testing, dentro index.ts, que será el enrutador principal para los testings</text:span></text:p>
      <text:p text:style-name="P2">- <text:span text:style-name="T2">No debemos utilizar clases como identificador de los elementos para hacer las pruebas ya que al quitarlas se daña la prueba, es mejor utilizar el id</text:span></text:p>
      <text:p text:style-name="P4"><text:span text:style-name="T3">&lt;</text:span><text:span text:style-name="T4">button</text:span> <text:span text:style-name="T7">data-testid</text:span>=<text:span text:style-name="T10">"btn-promise"</text:span> <text:span text:style-name="T7">(click)</text:span>=<text:span text:style-name="T10">"</text:span><text:span text:style-name="T13">callPromise</text:span>()<text:span text:style-name="T10">"</text:span><text:span text:style-name="T3">&gt;</text:span>Call promise<text:span text:style-name="T3">&lt;/</text:span><text:span text:style-name="T4">button</text:span><text:span text:style-name="T3">&gt;</text:span></text:p>
      <text:p text:style-name="P4"/>
      <text:p text:style-name="P4"><text:span text:style-name="T4">const</text:span> <text:span text:style-name="T16">btnDe</text:span> <text:span text:style-name="T18">=</text:span> <text:span text:style-name="T7">fixture</text:span>.<text:span text:style-name="T7">debugElement</text:span>.<text:span text:style-name="T13">query</text:span>(<text:span text:style-name="T19">By</text:span>.<text:span text:style-name="T13">css</text:span>(<text:span text:style-name="T10">'[data-testid="btn-promise"]'</text:span>));</text:p>
      <text:p text:style-name="P4"/>
      <text:p text:style-name="Standard">**Short paths en Angular</text:p>
      <text:p text:style-name="Text_20_body">Para evitar el <text:span text:style-name="Source_20_Text">./../../../testing</text:span> en las rutas, les recomiendo usar short paths en sus proyectos de TypeScript, simplemente, sigan las siguientes instrucciones:</text:p>
      <text:list text:style-name="L1">
        <text:list-item>
          <text:p text:style-name="P10">Abrir el archivo <text:span text:style-name="Emphasis">tsconfig.json</text:span> </text:p>
        </text:list-item>
        <text:list-item>
          <text:p text:style-name="P9">Dentro de la key <text:span text:style-name="Strong_20_Emphasis">compilerOptions</text:span>, agreguen otra key que se llame <text:span text:style-name="Strong_20_Emphasis">paths</text:span>, con un objeto vacío como valor.</text:p>
        </text:list-item>
      </text:list>
      <text:p text:style-name="Quotations"><text:span text:style-name="Source_20_Text"><text:span text:style-name="T9">"compilerOptions"</text:span></text:span><text:span text:style-name="Source_20_Text"><text:span text:style-name="T6">: {</text:span></text:span></text:p>
      <text:p text:style-name="P7"><text:tab/><text:tab/>...</text:p>
      <text:p text:style-name="Quotations"><text:s text:c="4"/><text:span text:style-name="T23">// short path</text:span></text:p>
      <text:p text:style-name="Quotations"><text:s text:c="4"/><text:span text:style-name="T8">"paths"</text:span><text:span text:style-name="T22">: {</text:span></text:p>
      <text:p text:style-name="Quotations"><text:s text:c="6"/><text:span text:style-name="T8">"@testing"</text:span><text:span text:style-name="T22">: [</text:span><text:span text:style-name="T11">"src/testing"</text:span><text:span text:style-name="T22">]</text:span></text:p>
      <text:p text:style-name="Quotations"><text:s text:c="4"/><text:span text:style-name="T22">}</text:span></text:p>
      <text:p text:style-name="Quotations"><text:span text:style-name="Source_20_Text"/></text:p>
      <text:p text:style-name="Standard"/>
      <text:p text:style-name="P6">** Type: Representa el tipado de un custom component</text:p>
      <text:p text:style-name="Quotations"><text:span text:style-name="T24">export</text:span> <text:span text:style-name="T4">function</text:span> <text:span text:style-name="T13">queryAllByDirective</text:span>&lt;<text:span text:style-name="T19">T</text:span>, <text:span text:style-name="T19">D</text:span>&gt;(<text:span text:style-name="T7">fixture</text:span><text:span text:style-name="T18">:</text:span> <text:span text:style-name="T19">ComponentFixture</text:span>&lt;<text:span text:style-name="T19">T</text:span>&gt;, <text:span text:style-name="T7">directive</text:span><text:span text:style-name="T18">:</text:span> <text:span text:style-name="T19">Type</text:span>&lt;<text:span text:style-name="T19">D</text:span>&gt;){</text:p>
      <text:p text:style-name="Quotations">  <text:span text:style-name="T25">return</text:span><text:span text:style-name="T22"> </text:span><text:span text:style-name="T8">fixture</text:span><text:span text:style-name="T22">.</text:span><text:span text:style-name="T8">debugElement</text:span><text:span text:style-name="T22">.</text:span><text:span text:style-name="T14">queryAll</text:span><text:span text:style-name="T22">(</text:span><text:span text:style-name="T20">By</text:span><text:span text:style-name="T22">.</text:span><text:span text:style-name="T14">directive</text:span><text:span text:style-name="T22">(</text:span><text:span text:style-name="T8">directive</text:span><text:span text:style-name="T22">));</text:span></text:p>
      <text:p text:style-name="Quotations">}</text:p>
      <text:p text:style-name="P3"/>
      <text:p text:style-name="P5"><text:span text:style-name="T4">const</text:span> <text:span text:style-name="T16">elements</text:span> <text:span text:style-name="T18">=</text:span> <text:span text:style-name="T13">queryAllByDirective</text:span>(<text:span text:style-name="T7">fixture</text:span>,<text:span text:style-name="T19">HighlightDirective</text:span>);</text:p>
      <text:p text:style-name="P5"/>
      <text:p text:style-name="Text_20_body">** triggerEventHandler: <text:span text:style-name="T26">a nivel de HTML no estamos haciendo click sobre el botón, sino que estamos disparando el evento (click)(Event Binding), esto es importante ya que hay botones que no tienen este evento click, como los button = “submit”. </text:span><text:span text:style-name="T27">Para estos casos utilizamos la propiedad click del native Element (ver en src/testing/click.ts)</text:span></text:p>
      <text:p text:style-name="P11">** Para hacer referencias a un id en nativeElement:</text:p>
      <text:p text:style-name="P8"><text:span text:style-name="T4">const</text:span> <text:span text:style-name="T16">inputDe</text:span> <text:span text:style-name="T18">=</text:span> <text:span text:style-name="T13">query</text:span>(<text:span text:style-name="T7">fixture</text:span>, <text:span text:style-name="T10">'input#email'</text:span>);</text:p>
      <text:p text:style-name="P11"/>
      <text:p text:style-name="P11"><text:soft-page-break/>** poner los expect en una función helper es una mala práctica</text:p>
      <text:p text:style-name="P13"><text:span text:style-name="T28">** hacer desenfoque en un input, </text:span><text:span text:style-name="T17">inputEl</text:span><text:span text:style-name="T6">.</text:span><text:span text:style-name="T15">dispatchEvent</text:span><text:span text:style-name="T6">(</text:span><text:span text:style-name="T5">new</text:span><text:span text:style-name="T6"> </text:span><text:span text:style-name="T21">Event</text:span><text:span text:style-name="T6">(</text:span><text:span text:style-name="T12">'blur'</text:span><text:span text:style-name="T6">));</text:span></text:p>
      <text:p text:style-name="Standard"><text:span text:style-name="T28">** </text:span>dispatchEvent vs triggerEventHandler</text:p>
      <text:p text:style-name="Standard"/>
      <text:p text:style-name="Standard">En Angular, triggerEventHandler es un método de la clase DebugElement que se utiliza para simular el lanzamiento de un evento en un elemento del DOM durante las pruebas unitarias.</text:p>
      <text:p text:style-name="Standard"/>
      <text:p text:style-name="Standard"><text:s text:c="4"/>Por ejemplo, se puede utilizar para simular el evento click en un botón o el evento “input” en un campo de texto.</text:p>
      <text:p text:style-name="Standard"/>
      <text:p text:style-name="Standard">Por otro lado, dispatchEvent es un método de la interfaz EventTarget que se utiliza para lanzar un evento en un elemento del DOM. Este método se puede utilizar para lanzar cualquier tipo de evento, no solo eventos simulados por DebugElement.</text:p>
      <text:p text:style-name="Standard"/>
      <text:p text:style-name="Standard">💡 En resumen, la principal diferencia entre triggerEventHandler y dispatchEvent es que triggerEventHandler es un método específico de Angular para simular el lanzamiento de eventos durante las pruebas unitarias, mientras que triggerEventHandler es un método más general de JavaScript que se puede utilizar para lanzar cualquier tipo de evento en un elemento del DOM.</text:p>
      <text:p text:style-name="Standard"/>
      <text:p text:style-name="P12">** checkbox: no tiene un elemento .setValue y el evento no es input sino chan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Light" svg:font-family="'Calibri Light'" style:font-adornments="Normal"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Light" fo:font-family="'Calibri Light'" style:font-style-name="Normal" style:font-family-generic="swiss" style:font-pitch="variable"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justify" style:justify-single-word="false">
        <style:tab-stops/>
      </style:paragraph-properties>
      <style:text-properties style:font-name="Calibri Light" fo:font-family="'Calibri Light'" style:font-style-name="Normal" style:font-family-generic="swiss" style:font-pitch="variable" fo:font-weight="250" officeooo:rsid="00ab140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master-page-name="">
      <loext:graphic-properties draw:fill="solid" draw:fill-color="#000000"/>
      <style:paragraph-properties fo:margin-left="0cm" fo:margin-right="0cm" fo:margin-top="0cm" fo:margin-bottom="0cm" style:contextual-spacing="false" fo:line-height="100%" fo:text-indent="0cm" style:auto-text-indent="false" style:page-number="auto" fo:background-color="#000000">
        <style:tab-stops>
          <style:tab-stop style:position="0.499cm"/>
        </style:tab-stops>
      </style:paragraph-properties>
      <style:text-properties style:font-name="Consolas1" fo:font-family="Consolas" style:font-style-name="Normal" style:font-family-generic="modern" style:font-pitch="fixed" fo:font-size="11pt" fo:font-weight="normal"/>
    </style:style>
    <style:style style:name="Heading_20_4" style:display-name="Heading 4" style:family="paragraph" style:parent-style-name="Heading" style:next-style-name="Text_20_body" style:default-outline-level="4" style:class="text">
      <loext:graphic-properties draw:fill="solid" draw:fill-color="#3465a4"/>
      <style:paragraph-properties fo:margin-top="0cm" fo:margin-bottom="0cm" style:contextual-spacing="false" fo:text-align="justify" style:justify-single-word="false" fo:background-color="#3465a4"/>
      <style:text-properties fo:color="#e6e905" loext:opacity="100%" style:font-name="Consolas" fo:font-family="Consolas" style:font-style-name="Negrita" style:font-family-generic="modern" style:font-pitch="fixed" fo:font-size="11pt" fo:font-style="normal" fo:font-weight="bold" officeooo:rsid="00061e22" style:font-size-asian="12pt" style:font-style-asian="italic" style:font-weight-asian="normal" style:font-size-complex="12pt" style:font-style-complex="italic" style:font-weight-complex="norm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1:03:57.605000000</meta:creation-date>
    <dc:date>2023-08-28T16:57:12.839000000</dc:date>
    <meta:editing-duration>P6DT13H46M3S</meta:editing-duration>
    <meta:editing-cycles>184</meta:editing-cycles>
    <meta:generator>LibreOffice/7.5.3.2$Windows_X86_64 LibreOffice_project/9f56dff12ba03b9acd7730a5a481eea045e468f3</meta:generator>
    <meta:document-statistic meta:table-count="0" meta:image-count="0" meta:object-count="0" meta:page-count="2" meta:paragraph-count="34" meta:word-count="428" meta:character-count="2945" meta:non-whitespace-character-count="2526"/>
  </office:meta>
</office:document-meta>
</file>